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google.com/#a">Www.google.com/#a</text:a></text:p>
      <text:p text:style-name="Standard"/>
      <text:p text:style-name="Standard">this text will not be visible if you'll open it in lowriter from doc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3T14:59:23</meta:creation-date>
    <meta:editing-cycles>1</meta:editing-cycles>
    <meta:editing-duration>P0D</meta:editing-duration>
    <meta:document-statistic meta:table-count="0" meta:image-count="0" meta:object-count="0" meta:page-count="1" meta:paragraph-count="2" meta:word-count="15" meta:character-count="86" meta:non-whitespace-character-count="73"/>
    <meta:generator>LibreOffice/3.5$Linux_x86 LibreOffice_project/350m1$Build-2</meta:generator>
  </office:meta>
</office:document-meta>
</file>